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15%"/>
    </style:style>
    <style:style style:name="P3" style:family="paragraph" style:parent-style-name="Standard">
      <style:paragraph-properties fo:line-height="115%" fo:text-align="justify" style:justify-single-word="false"/>
    </style:style>
    <style:style style:name="P4" style:family="paragraph" style:parent-style-name="Standard">
      <style:paragraph-properties fo:line-height="115%"/>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15%"/>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5in" fo:margin-right="0in" fo:line-height="115%" fo:text-indent="0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line-height="115%" fo:text-indent="0in" style:auto-text-indent="false"/>
    </style:style>
    <style:style style:name="P10" style:family="paragraph" style:parent-style-name="Standard">
      <style:paragraph-properties fo:margin-left="0in" fo:margin-right="0in" fo:line-height="115%" fo:text-align="justify" style:justify-single-word="false" fo:text-indent="0in" style:auto-text-indent="false"/>
    </style:style>
    <style:style style:name="P11" style:family="paragraph" style:parent-style-name="Standard">
      <style:paragraph-properties fo:margin-left="0in" fo:margin-right="0in" fo:line-height="115%" fo:text-indent="0in"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fo:background-color="#ffffff"/>
    </style:style>
    <style:style style:name="P13" style:family="paragraph" style:parent-style-name="Standard">
      <style:paragraph-properties fo:margin-left="0in" fo:margin-right="0in" fo:text-indent="0in" style:auto-text-indent="false"/>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P14" style:family="paragraph" style:parent-style-name="Standard" style:list-style-name="WWNum7">
      <style:paragraph-properties fo:margin-left="1.5in" fo:margin-right="0in" fo:line-height="115%" fo:text-indent="-0.25in" style:auto-text-indent="false"/>
    </style:style>
    <style:style style:name="P15" style:family="paragraph" style:parent-style-name="Standard" style:list-style-name="WWNum1">
      <style:paragraph-properties fo:margin-left="1.5in" fo:margin-right="0in" fo:line-height="115%" fo:text-align="justify" style:justify-single-word="false" fo:text-indent="-0.25in" style:auto-text-indent="false"/>
    </style:style>
    <style:style style:name="P16" style:family="paragraph" style:parent-style-name="Standard" style:list-style-name="WWNum8">
      <style:paragraph-properties fo:margin-left="1.5in" fo:margin-right="0in" fo:line-height="115%" fo:text-align="justify" style:justify-single-word="false" fo:text-indent="-0.25in" style:auto-text-indent="false"/>
    </style:style>
    <style:style style:name="P17" style:family="paragraph" style:parent-style-name="Standard" style:list-style-name="WWNum6">
      <style:paragraph-properties fo:margin-left="1.5in" fo:margin-right="0in" fo:text-indent="-0.25in" style:auto-text-indent="false"/>
    </style:style>
    <style:style style:name="P18" style:family="paragraph" style:parent-style-name="Standard" style:list-style-name="WWNum8">
      <style:paragraph-properties fo:margin-left="1.5in" fo:margin-right="0in" fo:text-indent="-0.25in" style:auto-text-indent="false"/>
    </style:style>
    <style:style style:name="P19" style:family="paragraph" style:parent-style-name="Standard" style:list-style-name="WWNum13">
      <style:paragraph-properties fo:margin-left="0.5in" fo:margin-right="0in" fo:line-height="115%" fo:text-indent="-0.25in" style:auto-text-indent="false"/>
    </style:style>
    <style:style style:name="P20" style:family="paragraph" style:parent-style-name="Standard" style:list-style-name="WWNum5">
      <style:paragraph-properties fo:margin-left="0.5in" fo:margin-right="0in" fo:line-height="115%" fo:text-indent="-0.25in" style:auto-text-indent="false"/>
    </style:style>
    <style:style style:name="P21" style:family="paragraph" style:parent-style-name="Standard" style:list-style-name="WWNum9">
      <style:paragraph-properties fo:margin-left="0.5in" fo:margin-right="0in" fo:line-height="115%" fo:text-align="justify" style:justify-single-word="false" fo:text-indent="-0.25in" style:auto-text-indent="false"/>
    </style:style>
    <style:style style:name="P22" style:family="paragraph" style:parent-style-name="Standard" style:list-style-name="WWNum10">
      <style:paragraph-properties fo:margin-left="0.5in" fo:margin-right="0in" fo:text-indent="-0.25in" style:auto-text-indent="false"/>
    </style:style>
    <style:style style:name="P23" style:family="paragraph" style:parent-style-name="Standard" style:list-style-name="WWNum9">
      <style:paragraph-properties fo:margin-left="0.5in" fo:margin-right="0in"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14">
      <style:paragraph-properties fo:margin-left="0.5in" fo:margin-right="0in" fo:text-indent="-0.25in" style:auto-text-indent="false"/>
    </style:style>
    <style:style style:name="P26" style:family="paragraph" style:parent-style-name="Standard" style:list-style-name="WWNum12">
      <style:paragraph-properties fo:margin-left="1in" fo:margin-right="0in" fo:text-indent="-0.25in" style:auto-text-indent="false"/>
    </style:style>
    <style:style style:name="P27" style:family="paragraph" style:parent-style-name="Standard" style:list-style-name="WWNum4">
      <style:paragraph-properties fo:margin-left="1in" fo:margin-right="0in" fo:text-indent="-0.25in" style:auto-text-indent="false"/>
    </style:style>
    <style:style style:name="P28" style:family="paragraph" style:parent-style-name="Standard" style:list-style-name="WWNum15">
      <style:paragraph-properties fo:margin-left="1in" fo:margin-right="0in" fo:text-indent="-0.25in" style:auto-text-indent="false"/>
    </style:style>
    <style:style style:name="P29" style:family="paragraph" style:parent-style-name="Standard" style:list-style-name="WWNum2">
      <style:paragraph-properties fo:margin-left="1in" fo:margin-right="0in" fo:text-indent="-0.25in" style:auto-text-indent="false"/>
    </style:style>
    <style:style style:name="P30" style:family="paragraph" style:parent-style-name="Standard" style:list-style-name="WWNum16">
      <style:paragraph-properties fo:margin-left="1in" fo:margin-right="0in" fo:text-indent="-0.25in" style:auto-text-indent="false"/>
    </style:style>
    <style:style style:name="P31" style:family="paragraph" style:parent-style-name="Standard" style:list-style-name="WWNum11">
      <style:paragraph-properties fo:margin-left="1in" fo:margin-right="0in" fo:text-indent="-0.25in" style:auto-text-indent="false"/>
    </style:style>
    <style:style style:name="P32" style:family="paragraph" style:parent-style-name="Standard" style:list-style-name="WWNum17">
      <style:paragraph-properties fo:margin-left="1in" fo:margin-right="0in" fo:text-indent="-0.25in" style:auto-text-indent="false"/>
    </style:style>
    <style:style style:name="P33" style:family="paragraph" style:parent-style-name="Standard" style:list-style-name="WWNum18">
      <style:paragraph-properties fo:margin-left="1in" fo:margin-right="0in" fo:text-indent="-0.25in" style:auto-text-indent="false"/>
    </style:style>
    <style:style style:name="P34" style:family="paragraph" style:parent-style-name="Standard">
      <style:paragraph-properties fo:margin-left="1in" fo:margin-right="0in" fo:text-indent="0in" style:auto-text-indent="false"/>
      <style:text-properties style:font-name="Times New Roman" fo:font-size="12pt" style:font-name-asian="Times New Roman1" style:font-size-asian="12pt" style:font-name-complex="Times New Roman1" style:font-size-complex="12pt" fo:background-color="#ffffff"/>
    </style:style>
    <style:style style:name="P35" style:family="paragraph" style:parent-style-name="Standard" style:list-style-name="WWNum6">
      <style:paragraph-properties fo:margin-left="2in" fo:margin-right="0in" fo:text-indent="-0.25in" style:auto-text-indent="false"/>
    </style:style>
    <style:style style:name="P36" style:family="paragraph" style:parent-style-name="Standard">
      <style:paragraph-properties fo:margin-left="0.5in" fo:margin-right="0in" fo:text-indent="0.5in" style:auto-text-indent="false"/>
    </style:style>
    <style:style style:name="P37" style:family="paragraph" style:parent-style-name="Standard">
      <style:paragraph-properties fo:margin-left="0in" fo:margin-right="0in" fo:text-indent="0.5in" style:auto-text-indent="false"/>
    </style:style>
    <style:style style:name="P38" style:family="paragraph" style:parent-style-name="Standard">
      <style:paragraph-properties fo:margin-left="0in" fo:margin-right="0in" fo:line-height="115%" fo:text-align="justify" style:justify-single-word="false" fo:text-indent="0.5in" style:auto-text-indent="false"/>
    </style:style>
    <style:style style:name="P39" style:family="paragraph" style:parent-style-name="Standard" style:master-page-name="Standard">
      <style:paragraph-properties fo:text-align="center" style:justify-single-word="false" style:page-number="1"/>
    </style:style>
    <style:style style:name="T1"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fo:background-color="#ffffff"/>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T6" style:family="text">
      <style:text-properties style:font-name="Times New Roman" fo:font-size="12pt" style:text-underline-style="none" style:font-name-asian="Times New Roman1" style:font-size-asian="12pt" style:font-name-complex="Times New Roman1" style:font-size-complex="12pt"/>
    </style:style>
    <style:style style:name="T7" style:family="text">
      <style:text-properties style:font-name="Times New Roman" fo:font-size="15pt" style:font-name-asian="Times New Roman1" style:font-size-asian="15pt" style:font-name-complex="Times New Roman1" style:font-size-complex="15pt"/>
    </style:style>
    <style:style style:name="T8" style:family="text">
      <style:text-properties style:font-name="Times New Roman" fo:font-size="15pt" style:font-name-asian="Times New Roman1" style:font-size-asian="15pt" style:font-name-complex="Times New Roman1" style:font-size-complex="15pt" fo:background-color="#ffffff"/>
    </style:style>
    <style:style style:name="T9" style:family="text">
      <style:text-properties style:font-name="Roboto" fo:font-size="9pt" fo:font-weight="bold" style:font-name-asian="Roboto1" style:font-size-asian="9pt" style:font-weight-asian="bold" style:font-name-complex="Roboto1" style:font-size-complex="9pt"/>
    </style:style>
    <style:style style:name="T10" style:family="text">
      <style:text-properties style:font-name="Roboto" fo:font-size="9pt" style:font-name-asian="Roboto1" style:font-size-asian="9pt" style:font-name-complex="Roboto1" style:font-size-complex="9pt"/>
    </style:style>
    <style:style style:name="T11" style:family="text">
      <style:text-properties style:font-name="Roboto" fo:font-size="9pt" style:font-name-asian="Roboto1" style:font-size-asian="9pt" style:font-name-complex="Roboto1" style:font-size-complex="9pt" fo:background-color="#ffffff"/>
    </style:style>
    <style:style style:name="T12" style:family="text">
      <style:text-properties style:font-name="Roboto" fo:font-size="12pt" style:font-name-asian="Roboto1" style:font-size-asian="12pt" style:font-name-complex="Roboto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5 POINTS NEIGHBORHOOD ASSOCIATION</text:span></text:p>
      <text:p text:style-name="P1"><text:span text:style-name="T2">-Leyes-</text:span></text:p>
      <text:p text:style-name="Standard"><text:span text:style-name="T4">Artículo 1:</text:span><text:span text:style-name="T9"> </text:span><text:span text:style-name="T4">Nombre</text:span></text:p>
      <text:p text:style-name="P7"/>
      <text:p text:style-name="P9"><text:span text:style-name="T4">Sección 1 </text:span><text:span text:style-name="T2">Nombre de la Organización: El nombre de la organización será 5- Points <text:s text:c="13"/>Neighborhood Association, Inc. en adelante conocida como 5PNA.</text:span></text:p>
      <text:p text:style-name="P11"/>
      <text:p text:style-name="P9"><text:span text:style-name="T4">ARTÍCULOS II: <text:s/>Límites</text:span></text:p>
      <text:p text:style-name="P9"><text:span text:style-name="T4">Sección 1 <text:s text:c="14"/>Límites primarios:</text:span><text:span text:style-name="T2"> de la 5PNA se definirá de la siguiente manera:</text:span></text:p>
      <text:list xml:id="list1513918467" text:style-name="WWNum7">
        <text:list-item>
          <text:p text:style-name="P14"><text:span text:style-name="T2">Grover Heights limita con Capitol Drive al sur, el río Milwaukee en Hampton Avenue al norte, la I 43 al oeste y Port Washington Avenue al este.</text:span></text:p>
        </text:list-item>
        <text:list-item>
          <text:p text:style-name="P14"><text:span text:style-name="T2">Williamsburg Heights limita con Capitol Drive al norte, Keefe Ave al sur, I 43 al oeste y Holton Street al este. <text:s/></text:span></text:p>
        </text:list-item>
      </text:list>
      <text:p text:style-name="P5"/>
      <text:p text:style-name="P2"><text:span text:style-name="T4">Sección 2 <text:s text:c="13"/>Expansión de los límites <text:s/></text:span></text:p>
      <text:p text:style-name="P2"><text:span text:style-name="T4"><text:tab/><text:tab/><text:tab/></text:span><text:span text:style-name="T2">Las calles que convergen para formar los 5 Puntos bordean otros vecindarios y áreas a través de las líneas de distrito, pueblo y ciudad, que algunos pueden tener organizaciones residentes o comerciales. El derecho de petición para ser incluido dentro de 5 Puntos, se otorgará a residentes, clubes de bloques y negocios, o grupos de vecinos de áreas inmediatamente adyacentes a los límites de 5 Puntos que caen dentro de los límites de las comunidades definidas como tocando los 5 Puntos. Estos pueden incluir porciones de los códigos postales, territoriales actualmente definidos de 53209, 53212, 53206, 53205, 53233, 53202 y 53211, que se extienden más allá de las áreas primarias, pero están contenidos por Teutonia Avenue al oeste y Avenida del Norte al sur para aquellos asociados con 5PNA. </text:span></text:p>
      <text:p text:style-name="P4"/>
      <text:p text:style-name="P9"><text:span text:style-name="T4">Artículo III: <text:tab/>Propósito y misión</text:span></text:p>
      <text:p text:style-name="P9"><text:span text:style-name="T4"><text:tab/><text:tab/></text:span><text:span text:style-name="T2">El propósito de la 5PNA es participar en cualquier actividad legal autorizada por el Capítulo 181 de los Estatutos de Wisconsin. <text:s/>La Corporación está organizada con fines benéficos, educativos y / o científicos dentro del significado de la Sección 501c3 del código de rentas internas. <text:s/>En la medida en que sea compatible con los propósitos generales anteriores, sin limitar otras actividades que pueda emprender para promover dichos objetivos y propósitos, la Corporación deberá: </text:span></text:p>
      <text:p text:style-name="P9"><text:span text:style-name="T4">Sección 1: Declaración de misión</text:span></text:p>
      <text:p text:style-name="P9"><text:span text:style-name="T4"><text:tab/><text:tab/></text:span><text:span text:style-name="T2">La misión de 5PNA es desarrollar y construir orgánicamente el vecindario que participa constantemente en la acción social, económica y grupal para empoderar, educar, mejorar la calidad de vida y abogar por los residentes.</text:span></text:p>
      <text:list xml:id="list2268421790" text:style-name="WWNum13">
        <text:list-item>
          <text:p text:style-name="P19"><text:span text:style-name="T2">Trabajar proactivamente para mejorar la habitabilidad del vecindario estableciendo y manteniendo líneas abiertas de comunicación y actuando como enlace entre vecinos, agencias de la ciudad, oficinas, instituciones educativas, negocios del área, asociaciones y otros grupos vecinales y vecinales. <text:s/></text:span></text:p>
        </text:list-item>
        <text:list-item>
          <text:p text:style-name="P19"><text:span text:style-name="T2">Proporcionar y facilitar un proceso abierto mediante el cual todos los miembros de 5PNA puedan involucrarse y ser escuchados sobre los problemas, asuntos y preocupaciones de los vecindarios. <text:s/></text:span></text:p>
        </text:list-item>
        <text:list-item>
          <text:p text:style-name="P19"><text:soft-page-break/><text:span text:style-name="T2">Informar a los residentes de los vecindarios de cualquier evento o plan que afecte a todos los <text:s/>vecindarios.</text:span></text:p>
        </text:list-item>
        <text:list-item>
          <text:p text:style-name="P19"><text:span text:style-name="T2">Participar activamente en la planificación integral del vecindario de esta área.</text:span></text:p>
        </text:list-item>
        <text:list-item>
          <text:p text:style-name="P19"><text:span text:style-name="T2">Promover y mantener la identidad única de nuestro vecindario. Incluyendo nuestra historia, nuestras tradiciones de cooperación, nuestro compromiso social y cívico, diversidad de raza, economía, cultura, familia, estilos de vida y capacitación continua en liderazgo que se encuentra en 5PNA</text:span></text:p>
        </text:list-item>
        <text:list-item>
          <text:p text:style-name="P19"><text:span text:style-name="T2">5PNA no puede discriminar a individuos o grupos por motivos de raza, religión, color, sexo, orientación sexual, identidad de género, edad, discapacidad, ciudadanía legal, origen nacional, ingresos o afiliación política en ninguna de sus políticas, recomendaciones o acciones. <text:s/></text:span></text:p>
        </text:list-item>
      </text:list>
      <text:p text:style-name="P9"><text:span text:style-name="T4">Actividades prohibidas:</text:span></text:p>
      <text:list xml:id="list3561682592" text:style-name="WWNum5">
        <text:list-item>
          <text:p text:style-name="P20"><text:span text:style-name="T2">Ninguna parte sustancial de las actividades de la Corporación consistirá en llevar a cabo o hacer propaganda, o intentar influir en la legislación.</text:span></text:p>
        </text:list-item>
        <text:list-item>
          <text:p text:style-name="P20"><text:span text:style-name="T2">La Corporación no participará de ninguna manera en ninguna campaña política en nombre o en oposición a ningún candidato a un cargo público.</text:span></text:p>
        </text:list-item>
        <text:list-item>
          <text:p text:style-name="P20"><text:span text:style-name="T2">La actividad principal de la Corporación no será el funcionamiento de un club social.</text:span></text:p>
        </text:list-item>
        <text:list-item>
          <text:p text:style-name="P20"><text:span text:style-name="T2">La Corporación no llevará a cabo un negocio con el público en general de una manera similar a las organizaciones que se operan con fines de lucro.</text:span></text:p>
        </text:list-item>
        <text:list-item>
          <text:p text:style-name="P20"><text:span text:style-name="T2">Ninguna parte de los ingresos netos de la Corporación redundará en beneficio o será distribuible a ningún miembro, director o funcionario de la Corporación, o cualquier otra persona privada. Excepto que la Corporación estará autorizada y facultada para pagar una compensación razonable por los servicios prestados a o para la Corporación y para realizar pagos y distribuciones en cumplimiento de los propósitos establecidos en el Artículo III del presente.</text:span></text:p>
        </text:list-item>
        <text:list-item>
          <text:p text:style-name="P20"><text:span text:style-name="T2">Sin perjuicio de cualquier otra disposición de estos Estatutos. Esta Corporación no deberá, aceptar en un grado sustancial, participar en ninguna actividad o ejercer ningún poder que no esté en la promoción de los propósitos de esta Corporación.</text:span></text:p>
        </text:list-item>
      </text:list>
      <text:p text:style-name="Standard"><text:span text:style-name="T5">Artículo IV: Composición</text:span></text:p>
      <text:p text:style-name="Standard"><text:span text:style-name="T5">Sección 1: <text:tab/>Categorías de membresía definidas</text:span></text:p>
      <text:p text:style-name="Standard"><text:span text:style-name="T5"><text:tab/><text:tab/></text:span><text:span text:style-name="T3">La membresía en 5PNA está abierta a todos los residentes, propietarios, negocios, </text:span></text:p>
      <text:p text:style-name="Standard"><text:span text:style-name="T3">licenciatarios y representantes de organizaciones sin fines de lucro dentro de los límites de 5PNA. <text:s/>Todos los partidos que estén interesados en ser un miembro activo de la 5PNA deben completar un formulario de membresía para tener derecho a voto. </text:span></text:p>
      <text:list xml:id="list1099056864" text:style-name="WWNum10">
        <text:list-item>
          <text:p text:style-name="P22"><text:span text:style-name="T3">Miembros constituyentes: aquellos miembros que residen dentro de los límites geográficos establecidos de las áreas primarias.</text:span></text:p>
        </text:list-item>
        <text:list-item>
          <text:p text:style-name="P22"><text:span text:style-name="T2">Miembros afiliados:</text:span><text:span text:style-name="T3"> cualquier individuo, club de bloque, empresa u organización que se encuentre en las áreas adyacentes inmediatas de la 5PNA que comparta los propósitos, la misión y la visión de la 5PNA. <text:s text:c="2"/></text:span></text:p>
        </text:list-item>
        <text:list-item>
          <text:p text:style-name="P22"><text:span text:style-name="T3">La membresía de 5PNA puede aprobar o eliminar a una organización, miembro constituyente o miembro afiliado en cualquier momento. </text:span></text:p>
        </text:list-item>
        <text:list-item>
          <text:p text:style-name="P22"><text:span text:style-name="T3">La membresía también termina por (a) renuncia, (b) incumplimiento de la c) requisitos de membresía enumerados en las Secciones 1 y 2, a menos que se excuse por una buena causa, o (c) expulsión por voto de quórum en una reunión ordinaria o especial de la membresía o la Junta por conducta impropia de un miembro (decoro) o perjudicial para los objetivos o la reputación de la organización.</text:span></text:p>
        </text:list-item>
        <text:list-item>
          <text:p text:style-name="P22"><text:span text:style-name="T3">5PNA no discrimina por sexo, ingresos, edad, orientación sexual, religión, discapacidad, etnia, raza, estado familiar u origen nacional. No se afiliará a ninguna organización o grupo con objetivos que sean incompatibles con los de 5PNA.</text:span></text:p>
        </text:list-item>
      </text:list>
      <text:p text:style-name="P13"/>
      <text:p text:style-name="P8"><text:soft-page-break/><text:span text:style-name="T5">Sección 2: Cuotas </text:span></text:p>
      <text:list xml:id="list3039961465" text:style-name="WWNum12">
        <text:list-item>
          <text:p text:style-name="P26"><text:span text:style-name="T3">El cobro de cuotas o cuotas de membresía no es una práctica actual. Sin embargo, se aceptan contribuciones voluntarias. <text:s/>Se cobrarán tarifas nominales según sea necesario. <text:s/>Se pueden realizar actividades para recaudar fondos para el uso de 5PNA, si corresponde.</text:span></text:p>
        </text:list-item>
        <text:list-item>
          <text:p text:style-name="P26"><text:span text:style-name="T3">5PNA puede cobrar una tarifa nominal por una tarjeta de membresía para cubrir los gastos relacionados con la creación de dicha tarjeta. Lo que puede dar derecho al miembro a ofertas especiales que se ofrecen en las tiendas participantes o permite la recogida de material destinado al grupo. <text:s/>Esta tarjeta no otorga a un individuo el derecho de representar a la organización ante el público o servir como portavoz.</text:span></text:p>
        </text:list-item>
        <text:list-item>
          <text:p text:style-name="P26"><text:span text:style-name="T3">Los miembros afiliados no tienen derecho a voto.</text:span></text:p>
        </text:list-item>
        <text:list-item>
          <text:p text:style-name="P26"><text:span text:style-name="T3">Los miembros de la junta deben retirarse de la votación cuando se les presente un conflicto de interés.</text:span></text:p>
        </text:list-item>
        <text:list-item>
          <text:p text:style-name="P26"><text:span text:style-name="T2">Los votos en aus</text:span><text:span text:style-name="T3">encia o por poder deben recibirse dos semanas antes de la votación. Esto se extiende a las acciones vecinales, alianzas, apoyos y oposiciones. La votación en la reunión se llevará a cabo incluso si hay partes disidentes.</text:span></text:p>
        </text:list-item>
      </text:list>
      <text:p text:style-name="P34"/>
      <text:p text:style-name="P8"><text:span text:style-name="T5">ARTÍCULO VI Financiación</text:span></text:p>
      <text:p text:style-name="P8"><text:span text:style-name="T5">Sección 1: <text:tab/>Subvenciones y donaciones privadas</text:span></text:p>
      <text:p text:style-name="P8"><text:span text:style-name="T5"><text:tab/><text:tab/></text:span><text:span text:style-name="T3">La 5PNA aprovechará varias oportunidades para solicitar subvenciones a través de diversas fuentes que estén alineadas con su misión y visión. <text:s/>Esto incluirá el desarrollo de asociaciones que conduzcan a subvenciones, donaciones corporativas, privadas u otros recursos apropiados. El financiamiento también puede provenir de contribuciones voluntarias de miembros, asociados o personas interesadas en contribuir a la misión y el propósito de 5PNA a través de su futuro sitio web o por correo. <text:s/></text:span></text:p>
      <text:p text:style-name="P12"/>
      <text:p text:style-name="P8"><text:span text:style-name="T5">Sección 2 <text:tab/>Actividades</text:span></text:p>
      <text:p text:style-name="P8"><text:span text:style-name="T5"><text:tab/><text:tab/></text:span><text:span text:style-name="T3">Se pueden realizar actividades para recaudar fondos para el uso de 5PNA, si es apropiado y de acuerdo con las pautas establecidas para las organizaciones 501c3</text:span></text:p>
      <text:p text:style-name="P12"/>
      <text:p text:style-name="P8"><text:span text:style-name="T4">Sección 3<text:tab/></text:span><text:span text:style-name="T5">Gastos/ Pagos no fijos</text:span></text:p>
      <text:list xml:id="list3004112992" text:style-name="WWNum6">
        <text:list-item>
          <text:p text:style-name="P17"><text:span text:style-name="T3">Los miembros de la junta que contemplen costos para el reembolso de más de $25.00 en nombre de la 5PNA deben primero tener la aprobación de otros dos miembros de la junta ejecutiva. <text:s/>Ciertos gastos: tarifa anual de alquiler de buzones, correo, impresión y tarifa de registro anual de State of Wisconsin Nonprofit Corporation - se considerarán con aprobación permanente.</text:span></text:p>
        </text:list-item>
        <text:list-item>
          <text:p text:style-name="P17"><text:span text:style-name="T3">2) Los cargos son voluntarios; Sin embargo, cuando los fondos estén disponibles y se consideren apropiados por votación de la junta, se asignan estipendios para las personas en tales puestos. <text:s/>La investigación sobre los estipendios para los puestos servidos y el voto se llevará a cabo y se discutirá antes de cualquier desembolso.</text:span></text:p>
          <text:list>
            <text:list-item>
              <text:p text:style-name="P35"><text:span text:style-name="T3">* Las personas que aprueben los acuerdos de compensación seguirán la política de conflicto de intereses.</text:span></text:p>
            </text:list-item>
            <text:list-item>
              <text:p text:style-name="P35"><text:span text:style-name="T3">*Aprobaremos los acuerdos de compensación antes de pagar la compensación.</text:span></text:p>
            </text:list-item>
            <text:list-item>
              <text:p text:style-name="P35"><text:span text:style-name="T3">*Documentamos por escrito la fecha y los términos de los acuerdos de compensación aprobados.</text:span></text:p>
            </text:list-item>
            <text:list-item>
              <text:p text:style-name="P35"><text:span text:style-name="T3">*Registramos en el cableado la decisión tomada por cada individuo que decidió o votó sobre los acuerdos de compensación.</text:span></text:p>
            </text:list-item>
            <text:list-item>
              <text:p text:style-name="P35"><text:soft-page-break/><text:span text:style-name="T3">*Aprobaremos acuerdos de compensación basados en información sobre compensación pagada por organizaciones sujetas a impuestos o exentas de impuestos en situación similar por servicios similares, encuestas de compensación actuales recopiladas por firmas independientes u ofertas escritas reales de organizaciones en situaciones similares.</text:span></text:p>
            </text:list-item>
            <text:list-item>
              <text:p text:style-name="P35"><text:span text:style-name="T3">*Registramos por escrito tanto la información como la fuente en la que se basa para fundamentar la decisión. </text:span></text:p>
            </text:list-item>
          </text:list>
        </text:list-item>
      </text:list>
      <text:p text:style-name="P8"><text:span text:style-name="T5">Sección 4 <text:tab/>Disolución</text:span></text:p>
      <text:p text:style-name="P8"><text:span text:style-name="T5"><text:tab/><text:tab/></text:span><text:span text:style-name="T3">Después de pagar o proveer adecuadamente las deudas y obligaciones de la asociación, los activos restantes se distribuirán para uno o más propósitos exentos en el sentido de la sección 501c3 del Código de Rentas Internas, o la sección correspondiente de cualquier código tributario federal futuro, o a una organización exenta de impuestos cuya misión, propósito u objetivos sean similares a los de la 5PNA, <text:s/>o a un gobierno federal, estatal o local, para un propósito público con una misión similar. </text:span></text:p>
      <text:p text:style-name="P12"/>
      <text:p text:style-name="P8"><text:span text:style-name="T5">ARTÍCULO VII: Reuniones</text:span></text:p>
      <text:p text:style-name="P8"><text:span text:style-name="T5">Sección 1 <text:tab/>Reunión Anual</text:span></text:p>
      <text:p text:style-name="P8"><text:span text:style-name="T5"><text:tab/><text:tab/></text:span><text:span text:style-name="T3">Habrá una reunión anual de 5PNA cada año con el propósito de elegir oficiales y revisar los estatutos, la misión, la visión, los programas y el calendario de actividades. </text:span></text:p>
      <text:p text:style-name="P8"><text:span text:style-name="T5">Sección 2 <text:tab/>Reuniones mensuales:</text:span></text:p>
      <text:list xml:id="list2725836973" text:style-name="WWNum4">
        <text:list-item>
          <text:p text:style-name="P27"><text:span text:style-name="T3">Las reuniones generales se celebrarán mensualmente. <text:s text:c="2"/></text:span></text:p>
        </text:list-item>
        <text:list-item>
          <text:p text:style-name="P27"><text:span text:style-name="T3">Las reuniones se anuncian a través de los blogs del vecindario, correo electrónico, sitio web o cualquier otro medio según lo determine la junta.</text:span></text:p>
        </text:list-item>
      </text:list>
      <text:p text:style-name="P3"><text:span text:style-name="T5">Sección 3 <text:tab/>Reuniones especiales</text:span></text:p>
      <text:p text:style-name="P3"><text:span text:style-name="T5"><text:tab/><text:tab/></text:span><text:span text:style-name="T3">Las reuniones especiales de los miembros o el liderazgo pueden ser convocadas por el Presidente o la Junta Directiva según se considere necesario. <text:s/>La notificación y el propósito de la reunión especial requerirán un aviso por escrito o telefónico con siete (7) días de anticipación a todos los miembros activos de 5PNA, a menos que en caso de una reunión de emergencia dicho aviso de 7 días no sea posible y se dé un período de aviso más corto. <text:s/></text:span></text:p>
      <text:p text:style-name="P3"><text:span text:style-name="T4">Sección</text:span><text:span text:style-name="T5"> 4<text:tab/> Reuniones educativas y de capacitación</text:span></text:p>
      <text:p text:style-name="P3"><text:span text:style-name="T5"><text:tab/><text:tab/></text:span><text:span text:style-name="T3">Las reuniones de capacitación y educación se llevan a cabo según lo considere necesario el Presidente o la Junta Directiva, no menos de una vez al año. <text:s/>La notificación y el propósito de las capacitaciones requerirán un aviso previo de un mes por comunicación escrita o telefónica.</text:span></text:p>
      <text:p text:style-name="P3"><text:span text:style-name="T5">Sección 5 <text:tab/>Orden del día</text:span></text:p>
      <text:list xml:id="list555570342" text:style-name="WWNum1">
        <text:list-item>
          <text:p text:style-name="P15"><text:span text:style-name="T3">La agenda de las Reuniones Generales incluirá, entre otros, introducciones, anuncios, informes de comités y funcionarios, asuntos antiguos, asuntos nuevos, sesiones informativas especiales y aplazamiento.</text:span></text:p>
        </text:list-item>
        <text:list-item>
          <text:p text:style-name="P15"><text:span text:style-name="T3">La agenda también puede proporcionar un foro en el que discutir temas de la comunidad, escuchar a los invitados sobre temas específicos, líderes comunitarios, funcionarios electos, defensores y presentaciones sobre cómo mejorar la comunidad.</text:span></text:p>
        </text:list-item>
        <text:list-item>
          <text:p text:style-name="P15"><text:span text:style-name="T3">Sujeto a la aprobación de la Junta Directiva, el Presidente preparará la agenda para las reuniones anuales, mensuales y especiales de los miembros. <text:s/>Cualquier persona puede agregar un tema a la agenda presentando el tema por escrito a los directores de la junta al menos siete (7) días antes de la reunión de membresía. </text:span></text:p>
        </text:list-item>
      </text:list>
      <text:p text:style-name="P10"><text:span text:style-name="T5">Sección 6<text:tab/> Quórum </text:span></text:p>
      <text:list xml:id="list3376350740" text:style-name="WWNum8">
        <text:list-item>
          <text:p text:style-name="P16"><text:span text:style-name="T3">El quórum para cualquier reunión anual, mensual o especial de 5PNA será el número de miembros que asistan. A menos que se especifique lo contrario en estos estatutos, la decisión de la 5PNA se tomará por mayoría de votos de los miembros presentes en cualquier reunión. </text:span></text:p>
        </text:list-item>
      </text:list>
      <text:p text:style-name="P10"><text:soft-page-break/><text:span text:style-name="T5">Sección 7 <text:tab/>Participación <text:s/></text:span></text:p>
      <text:p text:style-name="P10"><text:span text:style-name="T5"><text:tab/><text:tab/></text:span><text:span text:style-name="T3">Cualquier reunión anual, mensual, especial, de la junta o del comité está abierta a cualquier persona y a todos los que deseen ser escuchados; sin embargo, sólo aquellos elegibles para la membresía constituyente tienen derecho a votar. <text:s/>Todas las acciones o recomendaciones de las reuniones anuales, mensuales o extraordinarias serán comunicadas a todos. <text:s/></text:span></text:p>
      <text:p text:style-name="P3"><text:span text:style-name="T5">Sección 8 <text:tab/>Procedimientos </text:span></text:p>
      <text:p text:style-name="P3"><text:span text:style-name="T5"><text:tab/><text:tab/></text:span><text:span text:style-name="T3">El grupo puede optar por seguir las Reglas de Orden revisadas de Robert en cualquier área no cubierta por los estatutos para mantener el decoro cuando sea necesario. <text:s/>Los presidentes de reuniones pueden limitar la discusión debido a limitaciones de tiempo a su discreción.</text:span></text:p>
      <text:p text:style-name="P3"><text:span text:style-name="T5">ARTÍCULOS VIII: Consejo de Administración</text:span></text:p>
      <text:p text:style-name="P3"><text:span text:style-name="T5">Sección 1 <text:tab/>Composición del Consejo</text:span></text:p>
      <text:p text:style-name="Standard"><text:span text:style-name="T11"><text:tab/><text:tab/></text:span><text:span text:style-name="T3">La Junta Directiva, en adelante denominada la Junta, estará compuesta por el Presidente, Vicepresidente, Secretario, Tesorero, Representantes de Bloque y ex Presidente. <text:s/>La Mesa será elegida por la mayoría de los asistentes a la reunión anual. <text:s/></text:span></text:p>
      <text:p text:style-name="Standard"><text:span text:style-name="T5">Sección 2 <text:tab/>Deberes de los miembros de la Junta</text:span></text:p>
      <text:p text:style-name="P36"><text:span text:style-name="T3">Los miembros de la junta actuarán en el mejor interés del vecindario. <text:s/>Los miembros de la junta también deben servir en uno de los comités. <text:s/>Los miembros de la junta también desempeñarán otras responsabilidades según sea necesario para cumplir eficazmente con el cargo desempeñado.</text:span></text:p>
      <text:p text:style-name="P36"><text:span text:style-name="T3">a. </text:span><text:span text:style-name="T5">Presidente: </text:span><text:span text:style-name="T3">El presidente preparará la agenda y presidirá todas las reuniones de la Junta y los miembros; nombrará a los miembros de los comités no elegidos, con la aprobación mayoritaria de la Junta, y convocará a cualquier reunión.</text:span></text:p>
      <text:list xml:id="list151359279346566" text:continue-numbering="true" text:style-name="WWNum8">
        <text:list-item>
          <text:p text:style-name="P18"><text:span text:style-name="T5">Vicepresidente: </text:span><text:span text:style-name="T3">En ausencia del presidente, el vicepresidente funcionará como presidente. <text:s/>Si el presidente abandona el cargo, el vicepresidente asumirá los deberes del presidente. <text:s/></text:span></text:p>
        </text:list-item>
        <text:list-item>
          <text:p text:style-name="P18"><text:span text:style-name="T5">Secretario: </text:span><text:span text:style-name="T3">El secretario será responsable de toda la correspondencia y actas. <text:s/>El secretario mantendrá registros escritos de todas las reuniones. <text:s/>Será responsable de hacer que los registros de 5PNA estén disponibles para su inspección para cualquier propósito adecuado en cualquier momento razonable. <text:s/>El secretario también difundirá todos los materiales pertinentes a los comités apropiados para su acción que puedan ser recibidos por el secretario. <text:s/></text:span></text:p>
        </text:list-item>
        <text:list-item>
          <text:p text:style-name="P18"><text:span text:style-name="T5">Tesorero: </text:span><text:span text:style-name="T3">El tesorero será responsable de cualquier asunto financiero de la asociación y mantendrá registros de la recaudación y desembolso de los fondos de 5PNA, pero dicho desembolso requerirá la firma de dos de los tres miembros de la junta. <text:s text:c="2"/>El tesorero también mantendrá la cuenta bancaria y presentará los informes necesarios según lo exija la ley y estos Estatutos. <text:s text:c="2"/></text:span></text:p>
        </text:list-item>
        <text:list-item>
          <text:p text:style-name="P18"><text:span text:style-name="T5">Representantes de bloque: </text:span><text:span text:style-name="T3">Los representantes de los clubes de bloque serán responsables de representar a sus bloques en las reuniones de la Junta; informarán a la Junta cualquier inquietud de su bloque e informarán a su bloque cualquier información pertinente. <text:s/></text:span></text:p>
        </text:list-item>
      </text:list>
      <text:p text:style-name="P8"><text:span text:style-name="T5">Sección 3 <text:tab/>Deberes de la Junta</text:span></text:p>
      <text:list xml:id="list2633198873" text:style-name="WWNum15">
        <text:list-item>
          <text:p text:style-name="P28"><text:span text:style-name="T5">Gestión:</text:span><text:span text:style-name="T3"> Los asuntos de la 5PNA serán administrados por la Junta entre reuniones. <text:s/>La Junta será responsable ante los miembros; recabará la opinión de las personas afectadas por cualquier política o acción propuesta antes de adoptar cualquier recomendación en nombre de la 5PNA; y cumplirá con estos estatutos.</text:span></text:p>
        </text:list-item>
        <text:list-item>
          <text:p text:style-name="P28"><text:span text:style-name="T5">Reuniones de la Junta:</text:span><text:span text:style-name="T3"> Las reuniones de la Junta pueden ser convocadas por el presidente o la mayoría de los miembros de la Junta mediante petición firmada. <text:s/>La junta puede convocar una junta o reunión especial. Estas reuniones serán sesiones abiertas, pero solo los miembros de la Junta que asistan y la decisión se tomará por mayoría de votos. <text:s/></text:span></text:p>
        </text:list-item>
        <text:list-item>
          <text:p text:style-name="P28"><text:span text:style-name="T5">Vacantes:</text:span><text:span text:style-name="T3"> La junta puede llenar cualquier vacante en la junta o un comité por mayoría de votos y dentro de la membresía activa. <text:s/></text:span></text:p>
        </text:list-item>
      </text:list>
      <text:p text:style-name="P3"><text:span text:style-name="T5">ARTÍCULO IX: Comités</text:span></text:p>
      <text:p text:style-name="P38"><text:span text:style-name="T3">La Junta puede crear comités permanentes y ad hoc según lo requiera o considere necesario y puede delegar en ellos cualquiera de sus poderes, sujeto al poder de la Junta para revisar y revisar las decisiones del comité. A menos que la Junta decida lo contrario, el Presidente puede nombrar a los miembros y designar al presidente de cada comité.</text:span></text:p>
      <text:p text:style-name="P3"><text:span text:style-name="T3"><text:s text:c="6"/>La composición de un comité consistirá en al menos tres (3) personas que estén activas en el 5PNA. <text:s/>Pueden existir como permanentes o ad hoc para llevar a cabo funciones específicas. </text:span></text:p>
      <text:p text:style-name="P3"><text:soft-page-break/><text:span text:style-name="T5">Sección 1 <text:tab/>Embellecimiento y mejora: </text:span><text:span text:style-name="T3">El comité de BI organizará limpiezas, identificará posibles lugares de jardín, se mantendrá al día con las violaciones y encontrará recursos para los medios de corrección. <text:s/>Además, el comité de BI llamará la atención de la ciudad sobre lotes baldíos, propiedades abandonadas y arrasadas, y mejoras en luces, calles y letreros.</text:span></text:p>
      <text:p text:style-name="P3"><text:span text:style-name="T5">Sección 2 <text:tab/>Desarrollo económico-empresarial del vecindario: </text:span><text:span text:style-name="T3">El comité de BE aportará recursos económicos a la asociación, construirá relaciones sólidas entre el vecindario, las empresas y la comunidad y proporcionará conexiones con otras empresas u organizaciones que apoyan las actividades del vecindario.</text:span></text:p>
      <text:p text:style-name="P3"><text:span text:style-name="T5">Sección 3 <text:tab/>Comunicaciones: </text:span><text:span text:style-name="T3">El comité de comunicación distribuirá y creará boletines informativos y paquetes de información, distribuirá volantes y anuncios mensuales, enviará correos electrónicos a los miembros con información, hará llamadas telefónicas para recordar a los miembros que no tienen correo electrónico sobre las reuniones, volverá a conectarse y volver a invitar a los miembros ausentes y descubrirá las preocupaciones de los miembros confinados en casa, y actualizará el sitio web y utilizará otros medios de redes sociales. </text:span></text:p>
      <text:p text:style-name="P8"><text:span text:style-name="T5">Sección 4 <text:tab/>Prevención del delito: </text:span><text:span text:style-name="T3">El comité de prevención del crimen asistirá a presentaciones del Departamento de Policía de Milwaukee, incluidas reuniones sobre crimen y seguridad en (Distrito 5), mantendrá un registro de los delitos del vecindario, se mantendrá al día con las tendencias en el área circundante, brindará recursos e información al club y a las personas a través de presentaciones de información de seguridad pertinente.</text:span></text:p>
      <text:p text:style-name="P8"><text:span text:style-name="T5">Sección 5 <text:tab/>Asistencia para personas mayores: </text:span><text:span text:style-name="T3">El comité de EA ayudará con la remoción de césped o nieve, hará llamadas a los ancianos en intervalos de al menos 3 semanas para averiguar sus necesidades e inquietudes, ayudará a servir como intermediarios cuando se trata de energía, teléfono u otras compañías, hará conexiones con organizaciones y lugares de recursos, proporcionará viajes y ayuda con recados, así como a veces proporcionará consuelo o alguien con quien hablar.</text:span></text:p>
      <text:p text:style-name="P8"><text:span text:style-name="T5">Sección 6 <text:tab/>Recaudación de fondos: </text:span><text:span text:style-name="T3">El comité de recaudación de fondos obtendrá apoyo empresarial, organizará formas de recaudar fondos e investigará subvenciones alineadas con los objetivos del vecindario.</text:span></text:p>
      <text:p text:style-name="P8"><text:span text:style-name="T5">Sección 7<text:tab/> Salud y bienestar: <text:s/></text:span><text:span text:style-name="T3">El comité de HW traerá recursos y presentaciones al área (es decir, recursos sobre violencia doméstica, etc.), diseñará programas para abordar el uso y abuso de sustancias en la comunidad, descubrirá las causas de las muertes en el área y las posibles conexiones o contribuciones del diseño del área a la salud de aquellos que han vivido más de 5 años en el área, <text:s/>investigar y trabajar para determinar los vínculos entre los aspectos ambientales del vecindario y los efectos en la salud, monitorear las condiciones de salud de las personas que los reportan, planificar ferias y paseos de salud.</text:span></text:p>
      <text:p text:style-name="P8"><text:span text:style-name="T5">Sección 8 <text:tab/>Hospitalidad: <text:s/></text:span><text:span text:style-name="T3">El comité de hospitalidad dará la bienvenida a los nuevos vecinos y asegurará tanta información como sea posible sobre los residentes (nombres, dirección, teléfono), entregará carpetas (incluidas las pautas del vecindario, información de contacto, guía de acción de llamada 4) y regalos de bienvenida, y proporcionará actualizaciones sobre nacimientos y muertes en el área. </text:span></text:p>
      <text:p text:style-name="P8"><text:span text:style-name="T5">Sección 9 <text:tab/>Comunicaciones oficiales: </text:span><text:span text:style-name="T3">El comité de OC enviará un correo electrónico a varios departamentos gubernamentales o llamará usando (nombre del club de bloque o asociación), hablará como representante político del grupo (dados los límites de tiempo o la necesidad de abordar ordenanzas, decisiones de financiamiento, legislación que afectará al vecindario), hablará como representante del grupo sobre ciertos temas y hablará o enviará un correo electrónico a los funcionarios del gobierno con permiso para usar el nombre o el correo electrónico de los clubes de bloque.</text:span></text:p>
      <text:p text:style-name="P8"><text:span text:style-name="T5">Sección 10 <text:tab/>Investigación y desarrollo: </text:span><text:span text:style-name="T3"><text:s/>El comité de RD asistirá a varios tipos de reuniones para determinar las conexiones que valen la pena, el desarrollo de la ciudad y el impacto en el área, la concesión de licencias a las empresas en el área, los programas para alinearse con la misión y la visión y trabajar para mejorar la organización y descubrir los proyectos que se están llevando a cabo dentro del área.</text:span></text:p>
      <text:p text:style-name="P8"><text:span text:style-name="T5">Sección 11 <text:tab/>Seguridad: </text:span><text:span text:style-name="T3">Este comité reportará vehículos abandonados, reportará actividades sospechosas, merodeo, molestias o actividades repetitivas, vigilancia diurna y nocturna, y proporcionará individuos para servir como aquellos que vigilarán la propiedad de otros mientras viajan. <text:s/></text:span></text:p>
      <text:p text:style-name="P8"><text:span text:style-name="T5">Sección 12 <text:tab/>Actividades y esparcimiento para jóvenes: <text:s/></text:span><text:span text:style-name="T3">Este comité diseñará actividades para involucrar a los jóvenes en el club, fomentar oportunidades educativas y de empleo, encontrar y alentar la participación en actividades extracurriculares o de aprendizaje de verano, fomentar opciones de estilo de vida saludable, planificar fiestas y proporcionar asesoramiento y tutoría individual.</text:span></text:p>
      <text:p text:style-name="P8"><text:span text:style-name="T5">Sección 13 <text:tab/>Propietario: <text:s/></text:span><text:span text:style-name="T3">Mantenga una lista actualizada de contactos de los propietarios que no residen en el área, asegure las firmas en los pactos de los propietarios, comunique las preocupaciones del vecindario, así como las preocupaciones sobre los inquilinos o el mantenimiento de la propiedad, y fomente la participación en la asociación.</text:span></text:p>
      <text:p text:style-name="P8"><text:span text:style-name="T5">ARTÍCULO X: Elecciones de la Mesa de la Junta</text:span></text:p>
      <text:p text:style-name="P8"><text:span text:style-name="T5">Sección 1 <text:tab/>Elegibilidad: <text:s/></text:span><text:span text:style-name="T3">Solo las personas elegibles para la membresía de 5PNA están calificadas para ocupar un cargo electo o designado. Los requisitos de elegibilidad incluyen, entre otros, un historial de participación en actividades, reuniones y comités de la asociación. <text:s/>Los cargos electos se eligen de las áreas primarias.</text:span></text:p>
      <text:p text:style-name="P8"><text:span text:style-name="T5">Sección 2 <text:tab/>Miembros de la Junta: </text:span><text:span text:style-name="T3"><text:s/>El presidente, el vicepresidente, el secretario y el tesorero serán elegidos en la reunión anual de 5PNA. Las elecciones para presidente y secretario se llevarán a cabo en años impares. <text:s/>Las elecciones para vicepresidente y tesorero se llevarán a cabo en años pares. <text:s/>El representante del club de bloque será seleccionado por su club de bloque. <text:s text:c="2"/></text:span></text:p>
      <text:p text:style-name="P8"><text:span text:style-name="T5">Sección 3 <text:tab/>Términos del mandato: </text:span><text:span text:style-name="T3">Los funcionarios electos sirven un mandato inicial de dos años. <text:s/>Pueden servir hasta dos términos consecutivos adicionales de dos años al momento de la reelección o hasta que se encuentre o designe un sucesor.</text:span></text:p>
      <text:p text:style-name="P8"><text:span text:style-name="T5">Sección 4 <text:tab/>Nominación o autodeclaración de candidatura: </text:span><text:span text:style-name="T3">Se permitirá la nominación de candidaturas en la elección de funcionarios y miembros de la Junta, que tendrá lugar. <text:s/>Aunque los nominados no necesitan estar presentes para ser nominados o elegidos, deben dar su permiso para ser elegidos. <text:s/>Se permitirá la autodeclaración de candidatura. </text:span></text:p>
      <text:p text:style-name="P8"><text:span text:style-name="T5">Sección 5 <text:tab/>Momento de las elecciones: </text:span><text:span text:style-name="T3">Las elecciones tendrán lugar durante el mes de julio durante el año electoral de ese cargo. </text:span></text:p>
      <text:p text:style-name="P8"><text:span text:style-name="T5">Sección 6 <text:tab/>Elegibilidad de los votantes: </text:span><text:span text:style-name="T3">Los miembros de la junta verifica la elegibilidad de los miembros para votar durante la reunión de julio del año electoral. <text:s/>Las organizaciones dentro de las fronteras de 5PNA y que cumplan con la membresía constituyente son elegibles para un voto por organización. <text:s/></text:span></text:p>
      <text:p text:style-name="P8"><text:span text:style-name="T5">Sección 7 <text:tab/>Procedimientos electorales: </text:span><text:span text:style-name="T3">La votación se realizará en persona en la reunión de julio del año. <text:s/>Las boletas de voto en ausencia o las boletas por correo o poder se permitirán con dos semanas de anticipación.</text:span></text:p>
      <text:p text:style-name="P8"><text:soft-page-break/><text:span text:style-name="T5">Sección 8 <text:tab/>Voto necesario para elegir: </text:span><text:span text:style-name="T3">Los funcionarios y miembros de la Junta serán elegidos por mayoría simple de los votos emitidos. <text:s/>En caso de empate, se celebrará una segunda votación. <text:s/>En caso de un segundo empate, un sorteo será sorteado por una persona elegida por el presidente de esa reunión. <text:s/></text:span></text:p>
      <text:p text:style-name="P8"><text:span text:style-name="T5">Sección 9 <text:tab/>Destitución del cargo: </text:span><text:span text:style-name="T3"><text:s/>Los miembros de la Junta y los funcionarios pueden ser removidos automáticamente de sus cargos por las siguientes razones: no renunciar después de mudarse del área primaria y perder el estatus como miembro constituyente, incapacidad y ausencia injustificada de reuniones consecutivas, negligencia en los deberes o cometer actos que se reflejarán negativamente en la organización.</text:span></text:p>
      <text:p text:style-name="P8"><text:span text:style-name="T5">Sección 10 <text:tab/>Vacante en el cargo:</text:span><text:span text:style-name="T3"> En el caso de que ocurra una vacante en cualquier cargo o en la Junta por cualquier motivo, la parte restante del mandato de dicho cargo puede llenarse mediante el nombramiento de la junta directiva hasta la próxima elección programada regularmente.</text:span></text:p>
      <text:p text:style-name="P8"><text:span text:style-name="T5">Sección 11 <text:tab/>Conflicto de intereses: </text:span><text:span text:style-name="T3">En caso de compensación futura de miembros de la junta, fideicomisarios, empleados y / o contratistas independientes u otros, se utilizarán las siguientes políticas: </text:span></text:p>
      <text:list xml:id="list1190665023" text:style-name="WWNum9">
        <text:list-item>
          <text:p text:style-name="P23"><text:span text:style-name="T3">Los miembros de la junta y el comité financiero decidirán y organizarán la compensación para cualquier persona que deba ser compensada, después de realizar las verificaciones de antecedentes necesarias e investigar los estándares de compensación.</text:span></text:p>
        </text:list-item>
        <text:list-item>
          <text:p text:style-name="P23"><text:span text:style-name="T3">El empleado, que también es miembro de la junta, se abstendrá de votar cuando exista la posibilidad de un conflicto de intereses y en asuntos que le afecten directamente.</text:span></text:p>
        </text:list-item>
        <text:list-item>
          <text:p text:style-name="P21"><text:span text:style-name="T3">Conflicto de intereses: Siempre que un miembro de la Junta determine que tiene un conflicto de intereses relacionado con un tema en discusión, debe informar al cuerpo (membresía o Junta) que escucha la propuesta que existe el conflicto de intereses, y esto debe registrarse en el acta. El miembro de la Junta con conflicto de intereses debe optar por abstenerse de votar sobre la transacción.</text:span></text:p>
        </text:list-item>
      </text:list>
      <text:p text:style-name="Standard"><text:span text:style-name="T5">Artículo XI: <text:tab/>Política de conflicto de intereses</text:span></text:p>
      <text:p text:style-name="Standard"><text:span text:style-name="T5">Sección 1: <text:tab/>Propósito</text:span></text:p>
      <text:p text:style-name="Standard"><text:span text:style-name="T5"><text:tab/></text:span><text:span text:style-name="T3">El propósito de la política de conflicto de intereses es proteger los intereses de 5PNA cuando se contempla la posibilidad de celebrar una transacción o arreglo que podría beneficiar el interés privado de un funcionario o director de la Organización o podría resultar en una posible transacción de beneficios excesivos. Esta política tiene la intención de complementar, pero no reemplazar, las leyes estatales y federales aplicables que rigen el conflicto de intereses aplicable a organizaciones sin fines de lucro y caritativas.</text:span></text:p>
      <text:p text:style-name="Standard"><text:span text:style-name="T5">Sección 2: <text:tab/>Definiciones</text:span></text:p>
      <text:p text:style-name="P37"><text:span text:style-name="T5">1. Persona interesada</text:span></text:p>
      <text:p text:style-name="Standard"><text:span text:style-name="T5"><text:tab/><text:tab/></text:span><text:span text:style-name="T3">Cualquier director, funcionario principal o miembro de un comité con poderes delegados en la junta directiva, que tenga un interés financiero directo o indirecto, como se define a continuación, es una persona interesada.</text:span></text:p>
      <text:p text:style-name="P37"><text:span text:style-name="T5">2. Interés financiero: </text:span></text:p>
      <text:p text:style-name="Standard"><text:span text:style-name="T5"><text:tab/></text:span><text:span text:style-name="T3">Una persona tiene un interés financiero si la persona tiene, directa o indirectamente, a través de negocios, inversiones o familia:</text:span></text:p>
      <text:list xml:id="list319899518" text:style-name="WWNum2">
        <text:list-item>
          <text:p text:style-name="P29"><text:span text:style-name="T3">Una propiedad o interés de inversión en cualquier entidad con la que la Organización tenga una transacción o arreglo</text:span></text:p>
        </text:list-item>
        <text:list-item>
          <text:p text:style-name="P29"><text:span text:style-name="T3">Un acuerdo de compensación con la Organización o con cualquier entidad o individuo con el que la Organización tenga una transacción o arreglo</text:span></text:p>
        </text:list-item>
        <text:list-item>
          <text:p text:style-name="P29"><text:span text:style-name="T3">Un posible interés de propiedad o inversión en, o acuerdo de compensación con, cualquier entidad o individuo con el cual la Organización esté negociando una transacción o arreglo. La compensación incluye la remuneración directa e indirecta, así como los regalos o favores que no sean insustanciales.</text:span></text:p>
        </text:list-item>
      </text:list>
      <text:p text:style-name="P6"><text:span text:style-name="T3">Un interés financiero no es necesariamente un conflicto de intereses. Según el Artículo XI, Sección 2, una persona que tiene un interés financiero puede tener un conflicto de intereses sólo si la junta directiva o el comité apropiado decide que existe un conflicto de intereses.</text:span></text:p>
      <text:p text:style-name="P8"><text:span text:style-name="T5">Sección 3: <text:tab/>Procedimientos</text:span></text:p>
      <text:p text:style-name="P6"><text:span text:style-name="T5">1. Obligación de divulgación</text:span></text:p>
      <text:p text:style-name="P6"><text:soft-page-break/><text:span text:style-name="T5"><text:tab/><text:tab/></text:span><text:span text:style-name="T3">En relación con cualquier conflicto de intereses real o posible, una persona interesada debe revelar la existencia del interés financiero y tener la oportunidad de revelar todos los hechos materiales a los directores y miembros de los comités con poderes delegados en la junta directiva que consideren la transacción o acuerdo propuesto.</text:span></text:p>
      <text:p text:style-name="P6"><text:span text:style-name="T5">2. Determinar si existe un conflicto de intereses</text:span></text:p>
      <text:p text:style-name="P6"><text:span text:style-name="T5"><text:tab/></text:span><text:span text:style-name="T3">Después de la divulgación del interés financiero y todos los hechos materiales, y después de cualquier discusión con la persona interesada, él / ella abandonará la junta de gobierno o la reunión del comité mientras se discute y vota la determinación de un conflicto de intereses. Los miembros restantes de la junta o del comité decidirán si existe un conflicto de intereses.</text:span></text:p>
      <text:p text:style-name="P6"><text:span text:style-name="T5">3. Procedimientos para abordar el conflicto de intereses</text:span></text:p>
      <text:list xml:id="list3674383098" text:style-name="WWNum16">
        <text:list-item>
          <text:p text:style-name="P30"><text:span text:style-name="T3">Una persona interesada puede hacer una presentación en la reunión de la junta directiva o del comité, pero después de la presentación, abandonará la reunión durante la discusión y la votación sobre la transacción o acuerdo que implique un posible conflicto de intereses.</text:span></text:p>
        </text:list-item>
        <text:list-item>
          <text:p text:style-name="P30"><text:span text:style-name="T3">El presidente de la junta o comité de gobierno deberá, si procede, nombrar a una persona o comité desinteresado para investigar alternativas a la transacción o acuerdo propuesto.</text:span></text:p>
        </text:list-item>
        <text:list-item>
          <text:p text:style-name="P30"><text:span text:style-name="T3">Después de ejercer la debida diligencia, la junta directiva o el comité determinarán si la Organización puede obtener con esfuerzos razonables una transacción o arreglo más ventajoso de una persona o entidad que no dé lugar a un conflicto de intereses.</text:span></text:p>
        </text:list-item>
        <text:list-item>
          <text:p text:style-name="P30"><text:span text:style-name="T3">Si una transacción o arreglo más ventajoso no es razonablemente posible en circunstancias que no produzcan un conflicto de intereses, la junta directiva o el comité determinarán por mayoría de votos de los directores desinteresados si la transacción o arreglo es en el mejor interés de la Organización, para su propio beneficio, y si es justo y razonable. De conformidad con la determinación anterior, tomará su decisión sobre si celebrar la transacción o el acuerdo.</text:span></text:p>
        </text:list-item>
      </text:list>
      <text:p text:style-name="P8"><text:span text:style-name="T5"><text:tab/>4. Violaciones de la Política de Conflictos de Intereses: </text:span></text:p>
      <text:list xml:id="list1173244187" text:style-name="WWNum11">
        <text:list-item>
          <text:p text:style-name="P31"><text:span text:style-name="T3">Si la junta directiva o el comité tiene motivos razonables para creer que un miembro no ha revelado conflictos de intereses reales o posibles, informará al miembro de la base de tal creencia y le dará la oportunidad de explicar la supuesta falta de divulgación.</text:span></text:p>
        </text:list-item>
        <text:list-item>
          <text:p text:style-name="P31"><text:span text:style-name="T3">Si, después de escuchar la respuesta del miembro y después de realizar una investigación adicional según lo justifiquen las circunstancias, la junta directiva o el comité determina que el miembro no ha revelado un conflicto de intereses real o posible, tomará las medidas disciplinarias y correctivas apropiadas.</text:span></text:p>
        </text:list-item>
      </text:list>
      <text:p text:style-name="P8"><text:span text:style-name="T5">Sección 4: <text:tab/>Actas de los procedimientos</text:span></text:p>
      <text:p text:style-name="P8"><text:span text:style-name="T5"><text:tab/><text:tab/></text:span><text:span text:style-name="T3">Las actas del consejo de dirección y de todas las comisiones con poderes delegados en el consejo contendrán: </text:span></text:p>
      <text:list xml:id="list579689268" text:style-name="WWNum17">
        <text:list-item>
          <text:p text:style-name="P32"><text:span text:style-name="T3">Los nombres de las personas que revelaron o de otra manera se descubrió que tenían un interés financiero en relación con un conflicto de intereses real o posible, la naturaleza del interés financiero, cualquier acción tomada para determinar si existía un conflicto de intereses y la decisión de las juntas directivas o el comité sobre si existía un conflicto de intereses.</text:span></text:p>
        </text:list-item>
        <text:list-item>
          <text:p text:style-name="P32"><text:span text:style-name="T3">Los nombres de las personas que estuvieron presentes en las discusiones y votaciones relacionadas con la transacción o arreglo, el contenido de la discusión, incluidas las alternativas a la transacción o acuerdo propuesto, y un registro de cualquier voto realizado en relación con el procedimiento.</text:span></text:p>
        </text:list-item>
      </text:list>
      <text:p text:style-name="P8"><text:span text:style-name="T5">Sección 5: <text:tab/>Compensación</text:span></text:p>
      <text:list xml:id="list1737659080" text:style-name="WWNum18">
        <text:list-item>
          <text:p text:style-name="P33"><text:span text:style-name="T3">Un miembro con derecho a voto de la junta directiva que reciba una compensación, directa o indirectamente, de la Organización por servicios no puede votar sobre asuntos relacionados con la remuneración de ese miembro.</text:span></text:p>
        </text:list-item>
        <text:list-item>
          <text:p text:style-name="P33"><text:span text:style-name="T3">Un miembro con derecho a voto de cualquier comité cuya jurisdicción incluya cuestiones de indemnización y que reciba una indemnización, directa o indirectamente, de la Organización por servicios prestados no podrá votar sobre cuestiones relativas a la remuneración de ese miembro.</text:span></text:p>
        </text:list-item>
        <text:list-item>
          <text:p text:style-name="P33"><text:span text:style-name="T3">Ningún miembro con derecho a voto de la junta directiva o de cualquier comité cuya jurisdicción incluye cuestiones de indemnización y que reciba compensación, directa o indirectamente, de la Organización, ya sea individual o colectivamente, tiene prohibido proporcionar información a ningún comité sobre la compensación.</text:span></text:p>
        </text:list-item>
      </text:list>
      <text:p text:style-name="P8"><text:span text:style-name="T5">Sección 6: <text:tab/>Declaraciones anuales:</text:span></text:p>
      <text:p text:style-name="P8"><text:span text:style-name="T5"><text:tab/><text:tab/></text:span><text:span text:style-name="T3">Cada director, funcionario principal y miembro de un comité con poderes delegados en la junta directiva firmará anualmente una declaración en la que se afirme a dicha persona:<text:tab/>a. Ha recibido una copia de la política de conflictos de intereses</text:span></text:p>
      <text:p text:style-name="P8"><text:soft-page-break/><text:span text:style-name="T3"><text:tab/><text:tab/>B. Ha leído y entiende la política</text:span></text:p>
      <text:p text:style-name="P8"><text:span text:style-name="T3"><text:tab/><text:tab/>C. Ha aceptado cumplir con la </text:span><text:span text:style-name="T2">política</text:span></text:p>
      <text:list xml:id="list151359497543406" text:continue-numbering="true" text:style-name="WWNum18">
        <text:list-item>
          <text:p text:style-name="P33"><text:span text:style-name="T2">Entiende que la Organización es caritativa y para mantener su exención de impuestos federales debe participar principalmente en actividades que logren uno o más de sus propósitos exentos de impuestos.</text:span></text:p>
        </text:list-item>
      </text:list>
      <text:p text:style-name="P8"><text:span text:style-name="T4">Sección 7: <text:tab/>Revisiones periódicas</text:span></text:p>
      <text:p text:style-name="P8"><text:span text:style-name="T4"><text:tab/><text:tab/></text:span><text:span text:style-name="T2">Para garantizar que la Organización opere de manera compatible con fines benéficos y no participe en actividades que puedan poner en peligro su estado de exención de impuestos, se realizan revisiones periódicas. Las revisiones periódicas incluirán, como mínimo, los siguientes temas: </text:span></text:p>
      <text:list xml:id="list3063601832" text:style-name="WWNum3">
        <text:list-item>
          <text:p text:style-name="P24"><text:span text:style-name="T2">Si los acuerdos de compensación y los beneficios son razonables, sobre la base de información de encuestas competentes, y el resultado de una negociación en condiciones de plena competencia.</text:span></text:p>
        </text:list-item>
        <text:list-item>
          <text:p text:style-name="P24"><text:span text:style-name="T2">Si las asociaciones, empresas conjuntas y acuerdos con organizaciones de gestión se ajustan a las políticas escritas de la Organización, se registran adecuadamente, reflejan inversiones o pagos razonables por bienes y servicios, otros fines benéficos y no resultan en inurement, beneficio privado inadmisible o en una transacción de beneficio excesivo.</text:span></text:p>
        </text:list-item>
      </text:list>
      <text:p text:style-name="P8"><text:span text:style-name="T4">Sección 8: <text:tab/>Uso de expertos externos</text:span></text:p>
      <text:p text:style-name="P8"><text:span text:style-name="T4"><text:tab/><text:tab/></text:span><text:span text:style-name="T2">Al realizar los exámenes periódicos previstos en el Artículo VII, la Organización podrá, pero no necesitará, recurrir a asesores externos. Si se recurre a expertos externos, su utilización no eximirá al consejo de dirección de su responsabilidad de garantizar la realización de revisiones periódicas.</text:span></text:p>
      <text:p text:style-name="P8"><text:span text:style-name="T4">ARTÍCULO XII: Indemnización</text:span></text:p>
      <text:list xml:id="list2897406502" text:style-name="WWNum14">
        <text:list-item>
          <text:p text:style-name="P25"><text:span text:style-name="T2">Cada Director actual y anterior de la Junta será indemnizado por la 5PNA contra la responsabilidad mientras actúe adecuadamente para la 5PNA en su nombre. <text:s/>Si la Junta aprueba mediante una resolución apropiada, dicha indemnización puede incluir honorarios razonables de abogados y gastos reales y necesariamente incurridos en defensa de una acción, demanda o procedimiento presentado contra dicha persona. <text:s/>Dicha indemnización puede lograrse a través de un seguro de responsabilidad civil.</text:span></text:p>
        </text:list-item>
        <text:list-item>
          <text:p text:style-name="P25"><text:span text:style-name="T2">5PNA acepta indemnizar y eximir de responsabilidad a cada miembro de la Junta de y contra todos los costos, pérdidas, responsabilidades, daños, reclamos y gastos (incluidos los honorarios de abogados incurridos en el juicio y en la apelación) que surjan de acciones o interacciones tomadas u omitidas en su calidad de miembro de la Junta, incluidas, entre otras, las acciones tomadas u omitidas por el miembro de la Junta de conformidad con estos Estatutos y en cumplimiento de los negocios o asuntos de 5PNA. La satisfacción de cualquier indemnización de los miembros de la Junta en virtud de esta Sección será de, y limitada a, los activos de 5PNA, y los miembros no tendrán ninguna responsabilidad personal a causa de ello. </text:span></text:p>
        </text:list-item>
      </text:list>
      <text:p text:style-name="P3"><text:span text:style-name="T4">ARTÍCULO XIII: Enmiendas </text:span></text:p>
      <text:p text:style-name="P3"><text:span text:style-name="T4">Sección 1 <text:tab/>Procedimiento: </text:span><text:span text:style-name="T2">El poder de enmendar los Estatutos será conferido únicamente por los miembros en una asamblea general durante dos reuniones sucesivas. <text:s/>Las mociones de enmienda se presentarán como "primera lectura" en la asamblea general; luego se votará después de una "segunda lectura" en la próxima reunión general ordinaria. <text:s/></text:span></text:p>
      <text:p text:style-name="P8"><text:span text:style-name="T4">Sección 2 <text:tab/>Iniciación de mociones: <text:s/></text:span><text:span text:style-name="T2">Una moción para una enmienda o derogación de los Estatutos o la adopción de nuevos Estatutos será iniciada por la Junta o un miembro individual. </text:span></text:p>
      <text:p text:style-name="P8"><text:span text:style-name="T4">Sección 3 <text:tab/>Cambios o enmiendas: </text:span><text:span text:style-name="T10"><text:s/></text:span><text:span text:style-name="T2">Los cambios en una enmienda, o las enmiendas a una enmienda, pueden considerarse después de la segunda lectura si no hay cambios sustanciales en la enmienda original. </text:span></text:p>
      <text:p text:style-name="P8"><text:span text:style-name="T4">Sección 4 <text:tab/>Votación: </text:span><text:span text:style-name="T2">Las enmiendas requieren el consenso de no menos de 10 miembros que asistan, para su adopción. <text:s/>Las mociones que fracasan no pueden volver a presentarse en la misma sesión. </text:span></text:p>
      <text:p text:style-name="P8"><text:span text:style-name="T4">Artículo XIV: Aprobación inicial de su estado</text:span></text:p>
      <text:p text:style-name="P8"><text:span text:style-name="T4">Sección 1: <text:tab/>Adopción:</text:span><text:span text:style-name="T2"> Estos Estatutos deben ser adoptados por consenso de al menos 10 miembros que asistan a una asamblea general.</text:span></text:p>
      <text:p text:style-name="P8"><text:span text:style-name="T4">Sección 2: <text:tab/>Fecha de aniversario: </text:span><text:span text:style-name="T2">5PNA fue fundada en 2014. <text:s/>La solicitud para el estado de corporación sin fines de lucro de Wisconsin se presentó en 2014 y se autorizó en 2014. <text:s/>La solicitud para el estado 501 c3 se presentó en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5pt" style:text-underline-style="none"/>
    </style:style>
    <style:style style:name="ListLabel_20_47" style:display-name="ListLabel 47" style:family="text">
      <style:text-properties style:font-name="Times New Roman" fo:font-family="'Times New Roman'" style:font-family-generic="roman" style:font-pitch="variable" fo:font-size="12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fo:font-family="Roboto"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6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6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6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6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87"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0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05"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08"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1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14"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1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2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2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35"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44"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53"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5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5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6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62"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78" meta:word-count="5735" meta:character-count="36678" meta:non-whitespace-character-count="30905"/>
    <meta:generator>LibreOfficeDev/6.0.5.2$Linux_X86_64 LibreOffice_project/</meta:generator>
  </office:meta>
</office:document-meta>
</file>